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Property.compareTo( Object arg0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umberProperty.Number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.Number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.setObjectValue( Object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